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845b7" officeooo:paragraph-rsid="000845b7"/>
    </style:style>
    <style:style style:name="P2" style:family="paragraph" style:parent-style-name="Standard">
      <style:paragraph-properties fo:margin-left="1.251cm" fo:margin-right="0cm" fo:text-align="justify" style:justify-single-word="false" fo:text-indent="0cm" style:auto-text-indent="false"/>
      <style:text-properties officeooo:rsid="000845b7" officeooo:paragraph-rsid="000845b7"/>
    </style:style>
    <style:style style:name="P3" style:family="paragraph" style:parent-style-name="Standard">
      <style:paragraph-properties fo:margin-left="0cm" fo:margin-right="0cm" fo:text-align="justify" style:justify-single-word="false" fo:text-indent="0cm" style:auto-text-indent="false"/>
      <style:text-properties officeooo:rsid="000845b7" officeooo:paragraph-rsid="000845b7"/>
    </style:style>
    <style:style style:name="P4" style:family="paragraph" style:parent-style-name="Standard">
      <style:paragraph-properties fo:margin-left="1.251cm" fo:margin-right="0cm" fo:text-align="justify" style:justify-single-word="false" fo:text-indent="0cm" style:auto-text-indent="false"/>
      <style:text-properties officeooo:rsid="000845b7" officeooo:paragraph-rsid="000d05f3"/>
    </style:style>
    <style:style style:name="P5" style:family="paragraph" style:parent-style-name="Standard">
      <style:text-properties officeooo:rsid="000845b7" officeooo:paragraph-rsid="000845b7"/>
    </style:style>
    <style:style style:name="P6" style:family="paragraph" style:parent-style-name="Standard">
      <style:paragraph-properties fo:text-align="justify" style:justify-single-word="false"/>
      <style:text-properties officeooo:rsid="0008753f" officeooo:paragraph-rsid="0008753f"/>
    </style:style>
    <style:style style:name="P7" style:family="paragraph" style:parent-style-name="Standard">
      <style:paragraph-properties fo:margin-left="1.251cm" fo:margin-right="0cm" fo:text-align="justify" style:justify-single-word="false" fo:text-indent="0cm" style:auto-text-indent="false"/>
      <style:text-properties officeooo:rsid="0008753f" officeooo:paragraph-rsid="0008753f"/>
    </style:style>
    <style:style style:name="P8" style:family="paragraph" style:parent-style-name="Standard">
      <style:paragraph-properties fo:text-align="justify" style:justify-single-word="false"/>
      <style:text-properties fo:font-style="normal" officeooo:rsid="0008753f" officeooo:paragraph-rsid="0008753f" style:font-style-asian="normal" style:font-style-complex="normal"/>
    </style:style>
    <style:style style:name="P9" style:family="paragraph" style:parent-style-name="Standard">
      <style:paragraph-properties fo:text-align="justify" style:justify-single-word="false"/>
      <style:text-properties fo:font-style="normal" fo:font-weight="normal" officeooo:rsid="0009cad5" officeooo:paragraph-rsid="0009cad5"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0b41cc" officeooo:paragraph-rsid="000b41cc" style:font-style-asian="normal" style:font-weight-asian="normal" style:font-style-complex="normal"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fo:font-style="normal" fo:font-weight="normal" officeooo:rsid="000b41cc" officeooo:paragraph-rsid="000b41cc" style:font-style-asian="normal" style:font-weight-asian="normal" style:font-style-complex="normal"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fo:font-style="normal" fo:font-weight="normal" officeooo:rsid="0017337e" officeooo:paragraph-rsid="0017337e" style:font-style-asian="normal" style:font-weight-asian="normal"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fo:font-style="normal" fo:font-weight="bold" officeooo:rsid="0017337e" officeooo:paragraph-rsid="0017337e"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ize="20pt" fo:font-weight="bold" officeooo:rsid="000845b7" officeooo:paragraph-rsid="000bec89"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16pt" fo:font-weight="bold" officeooo:rsid="000845b7" officeooo:paragraph-rsid="000bec89"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weight="bold" officeooo:rsid="000845b7" officeooo:paragraph-rsid="000845b7" style:font-weight-asian="bold" style:font-weight-complex="bold"/>
    </style:style>
    <style:style style:name="P17" style:family="paragraph" style:parent-style-name="Standard">
      <style:paragraph-properties fo:text-align="justify" style:justify-single-word="false"/>
      <style:text-properties fo:font-weight="bold" officeooo:rsid="000845b7" officeooo:paragraph-rsid="0014a8b6" style:font-weight-asian="bold" style:font-weight-complex="bold"/>
    </style:style>
    <style:style style:name="P18" style:family="paragraph" style:parent-style-name="Standard">
      <style:paragraph-properties fo:text-align="justify" style:justify-single-word="false"/>
      <style:text-properties fo:font-weight="bold" officeooo:rsid="000b41cc" officeooo:paragraph-rsid="000b41cc" style:font-weight-asian="bold" style:font-weight-complex="bold"/>
    </style:style>
    <style:style style:name="P19" style:family="paragraph" style:parent-style-name="Standard">
      <style:paragraph-properties fo:text-align="justify" style:justify-single-word="false"/>
      <style:text-properties fo:font-weight="bold" officeooo:rsid="000bec89" officeooo:paragraph-rsid="000bec89" style:font-weight-asian="bold" style:font-weight-complex="bold"/>
    </style:style>
    <style:style style:name="P20" style:family="paragraph" style:parent-style-name="Standard">
      <style:paragraph-properties fo:margin-left="1.251cm" fo:margin-right="0cm" fo:text-align="justify" style:justify-single-word="false" fo:text-indent="0cm" style:auto-text-indent="false"/>
      <style:text-properties fo:font-weight="bold" officeooo:rsid="0017337e" officeooo:paragraph-rsid="0017337e" style:font-weight-asian="bold" style:font-weight-complex="bold"/>
    </style:style>
    <style:style style:name="P21" style:family="paragraph" style:parent-style-name="Standard">
      <style:paragraph-properties fo:text-align="justify" style:justify-single-word="false"/>
      <style:text-properties officeooo:paragraph-rsid="0009cad5"/>
    </style:style>
    <style:style style:name="P22" style:family="paragraph" style:parent-style-name="Standard">
      <style:paragraph-properties fo:margin-left="0cm" fo:margin-right="0cm" fo:text-align="justify" style:justify-single-word="false" fo:text-indent="0cm" style:auto-text-indent="false"/>
      <style:text-properties officeooo:paragraph-rsid="000845b7"/>
    </style:style>
    <style:style style:name="P23" style:family="paragraph" style:parent-style-name="Standard">
      <style:paragraph-properties fo:margin-left="0cm" fo:margin-right="0cm" fo:text-align="justify" style:justify-single-word="false" fo:text-indent="0cm" style:auto-text-indent="false"/>
      <style:text-properties officeooo:paragraph-rsid="0008753f"/>
    </style:style>
    <style:style style:name="P24" style:family="paragraph" style:parent-style-name="Standard">
      <style:paragraph-properties fo:text-align="justify" style:justify-single-word="false"/>
      <style:text-properties officeooo:rsid="000bec89" officeooo:paragraph-rsid="000bec89"/>
    </style:style>
    <style:style style:name="P25" style:family="paragraph" style:parent-style-name="Standard">
      <style:paragraph-properties fo:margin-left="0cm" fo:margin-right="0cm" fo:text-align="justify" style:justify-single-word="false" fo:text-indent="0cm" style:auto-text-indent="false"/>
      <style:text-properties officeooo:rsid="00163760" officeooo:paragraph-rsid="00163760"/>
    </style:style>
    <style:style style:name="P26" style:family="paragraph" style:parent-style-name="Standard">
      <style:paragraph-properties fo:margin-left="1.251cm" fo:margin-right="0cm" fo:text-align="justify" style:justify-single-word="false" fo:text-indent="0cm" style:auto-text-indent="false"/>
      <style:text-properties officeooo:rsid="00163760" officeooo:paragraph-rsid="00163760"/>
    </style:style>
    <style:style style:name="P27" style:family="paragraph" style:parent-style-name="Standard">
      <style:paragraph-properties fo:margin-left="2.501cm" fo:margin-right="0cm" fo:text-align="justify" style:justify-single-word="false" fo:text-indent="0cm" style:auto-text-indent="false"/>
      <style:text-properties officeooo:rsid="00163760" officeooo:paragraph-rsid="00163760"/>
    </style:style>
    <style:style style:name="P28" style:family="paragraph" style:parent-style-name="Standard">
      <style:paragraph-properties fo:margin-left="3.752cm" fo:margin-right="0cm" fo:text-align="justify" style:justify-single-word="false" fo:text-indent="0cm" style:auto-text-indent="false"/>
      <style:text-properties officeooo:rsid="00163760" officeooo:paragraph-rsid="00163760"/>
    </style:style>
    <style:style style:name="P29" style:family="paragraph" style:parent-style-name="Standard">
      <style:paragraph-properties fo:margin-left="1.251cm" fo:margin-right="0cm" fo:text-align="justify" style:justify-single-word="false" fo:text-indent="0cm" style:auto-text-indent="false"/>
      <style:text-properties officeooo:rsid="0017337e" officeooo:paragraph-rsid="0017337e"/>
    </style:style>
    <style:style style:name="P30" style:family="paragraph" style:parent-style-name="Standard">
      <style:paragraph-properties fo:margin-left="1.251cm" fo:margin-right="0cm" fo:text-align="justify" style:justify-single-word="false" fo:text-indent="0cm" style:auto-text-indent="false"/>
      <style:text-properties officeooo:rsid="000b41cc" officeooo:paragraph-rsid="000b41cc"/>
    </style:style>
    <style:style style:name="P31" style:family="paragraph" style:parent-style-name="Standard">
      <style:paragraph-properties fo:text-align="justify" style:justify-single-word="false"/>
      <style:text-properties fo:font-style="normal" officeooo:rsid="0014a8b6" officeooo:paragraph-rsid="000bec89" style:font-style-asian="normal" style:font-style-complex="normal"/>
    </style:style>
    <style:style style:name="P32" style:family="paragraph" style:parent-style-name="Standard">
      <style:paragraph-properties fo:text-align="justify" style:justify-single-word="false"/>
      <style:text-properties fo:font-style="normal" officeooo:rsid="00163760" officeooo:paragraph-rsid="00163760" style:font-style-asian="normal" style:font-style-complex="normal"/>
    </style:style>
    <style:style style:name="P33" style:family="paragraph" style:parent-style-name="Standard">
      <style:paragraph-properties fo:margin-left="1.251cm" fo:margin-right="0cm" fo:text-align="justify" style:justify-single-word="false" fo:text-indent="0cm" style:auto-text-indent="false"/>
      <style:text-properties fo:font-style="normal" fo:font-weight="normal" officeooo:rsid="0017337e" officeooo:paragraph-rsid="000b41cc"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weight="normal" officeooo:rsid="000845b7" officeooo:paragraph-rsid="0014a8b6"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bec89" style:font-weight-asian="bold" style:font-weight-complex="bold"/>
    </style:style>
    <style:style style:name="T3" style:family="text">
      <style:text-properties fo:font-weight="bold" officeooo:rsid="0014a8b6" style:font-weight-asian="bold" style:font-weight-complex="bold"/>
    </style:style>
    <style:style style:name="T4" style:family="text">
      <style:text-properties fo:font-weight="bold" officeooo:rsid="00163760"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bec89" style:font-style-asian="italic" style:font-style-complex="italic"/>
    </style:style>
    <style:style style:name="T7" style:family="text">
      <style:text-properties fo:font-style="italic" fo:font-weight="normal" officeooo:rsid="00105eec"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09cad5" style:font-style-asian="normal" style:font-style-complex="normal"/>
    </style:style>
    <style:style style:name="T10" style:family="text">
      <style:text-properties fo:font-style="normal" officeooo:rsid="000bec89" style:font-style-asian="normal" style:font-style-complex="normal"/>
    </style:style>
    <style:style style:name="T11" style:family="text">
      <style:text-properties fo:font-style="normal" officeooo:rsid="000d05f3" style:font-style-asian="normal" style:font-style-complex="normal"/>
    </style:style>
    <style:style style:name="T12" style:family="text">
      <style:text-properties fo:font-style="normal" officeooo:rsid="0014a8b6"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09cad5"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09cad5" style:font-style-asian="normal" style:font-weight-asian="normal" style:font-style-complex="normal" style:font-weight-complex="normal"/>
    </style:style>
    <style:style style:name="T17" style:family="text">
      <style:text-properties fo:font-style="normal" fo:font-weight="normal" officeooo:rsid="000bec89" style:font-style-asian="normal" style:font-weight-asian="normal" style:font-style-complex="normal" style:font-weight-complex="normal"/>
    </style:style>
    <style:style style:name="T18" style:family="text">
      <style:text-properties fo:font-style="normal" fo:font-weight="normal" officeooo:rsid="000db793" style:font-style-asian="normal" style:font-weight-asian="normal" style:font-style-complex="normal" style:font-weight-complex="normal"/>
    </style:style>
    <style:style style:name="T19" style:family="text">
      <style:text-properties fo:font-style="normal" fo:font-weight="normal" officeooo:rsid="00105eec" style:font-style-asian="normal" style:font-weight-asian="normal" style:font-style-complex="normal" style:font-weight-complex="normal"/>
    </style:style>
    <style:style style:name="T20" style:family="text">
      <style:text-properties fo:font-style="normal" fo:font-weight="normal" officeooo:rsid="0011d2a7" style:font-style-asian="normal" style:font-weight-asian="normal" style:font-style-complex="normal" style:font-weight-complex="normal"/>
    </style:style>
    <style:style style:name="T21" style:family="text">
      <style:text-properties fo:font-style="normal" fo:font-weight="normal" officeooo:rsid="0017337e" style:font-style-asian="normal" style:font-weight-asian="normal" style:font-style-complex="normal" style:font-weight-complex="normal"/>
    </style:style>
    <style:style style:name="T22" style:family="text">
      <style:text-properties officeooo:rsid="000bec89"/>
    </style:style>
    <style:style style:name="T23" style:family="text">
      <style:text-properties officeooo:rsid="000d05f3"/>
    </style:style>
    <style:style style:name="T24" style:family="text">
      <style:text-properties officeooo:rsid="000db793"/>
    </style:style>
    <style:style style:name="T25" style:family="text">
      <style:text-properties officeooo:rsid="0014a8b6"/>
    </style:style>
    <style:style style:name="T26" style:family="text">
      <style:text-properties fo:font-weight="normal" style:font-weight-asian="normal" style:font-weight-complex="normal"/>
    </style:style>
    <style:style style:name="T27" style:family="text">
      <style:text-properties fo:font-weight="normal" officeooo:rsid="0014a8b6" style:font-weight-asian="normal" style:font-weight-complex="normal"/>
    </style:style>
    <style:style style:name="T28" style:family="text">
      <style:text-properties fo:font-weight="normal" officeooo:rsid="00163760" style:font-weight-asian="normal" style:font-weight-complex="normal"/>
    </style:style>
    <style:style style:name="T29" style:family="text">
      <style:text-properties officeooo:rsid="00163760"/>
    </style:style>
    <style:style style:name="T30" style:family="text">
      <style:text-properties officeooo:rsid="0017337e"/>
    </style:style>
    <style:style style:name="T31" style:family="text">
      <style:text-properties style:text-underline-style="solid" style:text-underline-width="auto" style:text-underline-color="font-color"/>
    </style:style>
    <style:style style:name="T32" style:family="text">
      <style:text-properties officeooo:rsid="00194c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éthodologie</text:p>
      <text:p text:style-name="P15">la question d’interprétation philosophique</text:p>
      <text:p text:style-name="P5"/>
      <text:p text:style-name="P1"><text:span text:style-name="T3">Rappel </text:span><text:span text:style-name="T1">:</text:span> aucune méthode spécifique n’est attendue en HLP. Ce qui suit a donc simplement valeur de conseils et de suggestions : cela vous aidera à structurer des réponses rigoureuses, mais rien ne vous oblige à les suivre. <text:span text:style-name="T25">Comme vous avez quatre heures pour répondre aux deux questions du sujet, il faut compter au maximum deux heures pour traiter chaque question.</text:span></text:p>
      <text:p text:style-name="P1"/>
      <text:p text:style-name="P16">I. <text:span text:style-name="T22">La lecture du</text:span> texte</text:p>
      <text:p text:style-name="P1"/>
      <text:p text:style-name="P1">Lire le texte en entier puis le relire plusieurs fois. Annoter et commenter le texte dans la marge.</text:p>
      <text:p text:style-name="P1">Noter <text:span text:style-name="T25">en particulier</text:span> :</text:p>
      <text:p text:style-name="P4">- les <text:span text:style-name="T1">questions qu’on se pose</text:span> &amp; <text:span text:style-name="T1">tout ce qu’on ne comprend pas de façon générale </text:span>: les expressions compliquées, les mots obscurs, les passages étonnants… <text:span text:style-name="T23">N’hésitez pas à vous demander comment vous pourriez les expliquer : faites des hypothèses et utilisez le texte pour vérifier celles-ci !</text:span> <text:span text:style-name="T23">Ce sont ces éléments qui vous permettront de construire une réflexion personnelle sur le texte, et d’éviter la paraphrase.</text:span></text:p>
      <text:p text:style-name="P2">- les <text:span text:style-name="T1">connecteurs logiques</text:span>, <text:span text:style-name="T22">et </text:span>toutes les marques qui expriment la progression logique du texte, explicites ou non : et, alors, sinon, c'est pourquoi, en fait, parce que… <text:span text:style-name="T23">Ces éléments vous permettront de mieux comprendre l’argumentation du texte.</text:span></text:p>
      <text:p text:style-name="P1"/>
      <text:p text:style-name="P1"><text:span text:style-name="T23">Retenez bien : quand on interprète un texte en philosophie,</text:span> <text:span text:style-name="T1">il ne faut pas éviter les difficultés.</text:span> <text:span text:style-name="T23">A</text:span> partir du moment où vous ne comprenez pas un mot <text:span text:style-name="T22">ou un passage</text:span>, il faut <text:span text:style-name="T3">vous interroger </text:span><text:span text:style-name="T27">sur</text:span> cette difficulté et essayer de la résoudre, si elle vous paraît <text:span text:style-name="T22">importante</text:span>. <text:span text:style-name="T23">Identifier une </text:span>obscurité <text:span text:style-name="T23">du texte</text:span> n'est pas une malédiction, c'est une chance pour vous, à condition de bien l'utiliser - c'est-à-dire de s'en étonner et d'essayer de l'éclaircir <text:span text:style-name="T23">avec méthode</text:span>.</text:p>
      <text:p text:style-name="P1"/>
      <text:p text:style-name="P24">Ensuite (une fois que vous avez bien compris le sens général du texte), essayez de comprendre comme le texte se structure. Quels sont les arguments ? Comment s’enchaînent-ils ? Quels sont les décrochages dans le texte, où passe-t-on à une idée différente ? Ces questions vous permettront de <text:span text:style-name="T5">découper</text:span><text:span text:style-name="T8"> le texte, en deux ou trois grandes parties. C’</text:span><text:span text:style-name="T11">est ce</text:span><text:span text:style-name="T8"> découpage </text:span><text:span text:style-name="T11">qui </text:span><text:span text:style-name="T8">vous aidera à </text:span><text:span text:style-name="T12">comprendre le propos général.</text:span></text:p>
      <text:p text:style-name="P31"/>
      <text:p text:style-name="P32">De façon générale, un texte de philosophie veut toujours s’opposer à un préjugé, une opinion commune, une représentation courante. Pour construire votre plan, essayer d’identifier l’idée à laquelle l’auteur s’oppose.</text:p>
      <text:p text:style-name="P1"/>
      <text:p text:style-name="P19">II. La rédaction de votre réponse</text:p>
      <text:p text:style-name="P19"/>
      <text:p text:style-name="P17">Principe général : <text:span text:style-name="T26">une bonne façon de structurer votre réponse est de la diviser en trois parties principales : introduction/développement/conclusion.</text:span></text:p>
      <text:p text:style-name="P34"/>
      <text:p text:style-name="P16"><text:tab/><text:span text:style-name="T22">1</text:span>. L’introduction</text:p>
      <text:p text:style-name="P1"/>
      <text:p text:style-name="P3">Dans l’idéal, votre introduction pourra comprendre les éléments suivants :</text:p>
      <text:p text:style-name="P3"/>
      <text:p text:style-name="P3">1. <text:span text:style-name="T6">(</text:span><text:span text:style-name="T5">Facultati</text:span><text:span text:style-name="T6">f)</text:span> une <text:span text:style-name="T1">accroche</text:span>, destinée à éveiller l’intérêt de votre lecteur. Cette accroche peut consister en une anecdote historique, un proverbe, une idée reçue, <text:span text:style-name="T22">une citation, </text:span>etc. <text:span text:style-name="T22">Attention, l’accroche en elle-même n’a pas d’intérêt : ce qui compte, c’est </text:span><text:span text:style-name="T6">la façon dont vous l’analysez</text:span><text:span text:style-name="T22">.</text:span></text:p>
      <text:p text:style-name="P22"/>
      <text:p text:style-name="P3">2. Une <text:span text:style-name="T1">présentation du texte</text:span>. Il s’agit simplement de donner au moins le nom de l’auteur et d<text:span text:style-name="T25">e l’ouvrage</text:span> dont est tiré l’extrait <text:span text:style-name="T25">(ces éléments vous sont systématiquement fournis sur le sujet).</text:span></text:p>
      <text:p text:style-name="P3"/>
      <text:p text:style-name="P3">3. Une <text:span text:style-name="T1">exposition du sujet</text:span> : <text:span text:style-name="T25">réécrivez</text:span> la question <text:span text:style-name="T25">à</text:span> laquelle on vous demande de réfléchir.</text:p>
      <text:p text:style-name="P3"/>
      <text:p text:style-name="P3">4. <text:span text:style-name="T29">Présentez l</text:span><text:span text:style-name="T28">e</text:span><text:span text:style-name="T4"> plan </text:span><text:span text:style-name="T28">de votre réflexion, de façon simple et claire.</text:span></text:p>
      <text:p text:style-name="P25">Une façon simple et efficace de construire un plan consiste à procéder de la façon suivante :</text:p>
      <text:p text:style-name="P2"><text:soft-page-break/><text:span text:style-name="T29">1. Dans une première partie,</text:span> vous exposez la <text:span text:style-name="T1">réponse commune</text:span> qu’on <text:span text:style-name="T29">pourrait donner à la question. C’est l’idée à laquelle l’auteur s’oppose.</text:span></text:p>
      <text:p text:style-name="P26">2. Dans une seconde partie, vous exposez la <text:span text:style-name="T1">réponse de l’auteur</text:span>, en exposant de façon claire et fidèle son argumentation. Cette partie peut être plus longue que les autres ; elle peut se composer de plusieurs paragraphes, en suivant les grands moments de l’argumentation de l’auteur.</text:p>
      <text:p text:style-name="P26">3. Enfin, vous pouvez proposer votre propre réponse à la question :</text:p>
      <text:p text:style-name="P27">- si vous êtes d’accord avec la thèse de l’auteur, vous pouvez :</text:p>
      <text:p text:style-name="P28">- en tirer une conséquence intéressante</text:p>
      <text:p text:style-name="P28">- pousser encore plus loin son raisonnement</text:p>
      <text:p text:style-name="P27">- si vous n’êtes pas d’accord avec la thèse de l’auteur, vous pouvez développer votre critique (en restant toujours nuancé, et en évitant les caricatures). Dans ce cas, ce que vous dites doit aller plus loin que la réponse commune développée dans votre première partie : prenez en compte l’argumentation de l’auteur.</text:p>
      <text:p text:style-name="P23"/>
      <text:p text:style-name="P20">2. Le développement</text:p>
      <text:p text:style-name="P23"/>
      <text:p text:style-name="P6"><text:span text:style-name="T2">Attention</text:span><text:span text:style-name="T22">, e</text:span>xpliquer le texte ne signifie pas en faire une analyse littéraire. Les procédés de style ne doivent être relevés que de façon exceptionnelle, <text:span text:style-name="T22">quand ils sont effectivement importants pour comprendre la pensée de l’auteur</text:span>. Ce qui <text:span text:style-name="T22">compte</text:span> plutôt, c’est de comprendre :</text:p>
      <text:p text:style-name="P7">1.<text:span text:style-name="T5"> Ce que dit l’auteur</text:span>, quel est le sens précis de la réponse qu’il apporte à la question</text:p>
      <text:p text:style-name="P7">2. <text:span text:style-name="T5">Comment</text:span><text:span text:style-name="T8"> </text:span><text:span text:style-name="T5">il le dit</text:span><text:span text:style-name="T8">, et donc à travers quels arguments. Le fait d’analyser l’argumentation de l’auteur doit vous conduire à réfléchir sur la </text:span><text:span text:style-name="T5">pertinence </text:span><text:span text:style-name="T8">de ce</text:span><text:span text:style-name="T10">lle-ci</text:span><text:span text:style-name="T8">.</text:span></text:p>
      <text:p text:style-name="P8"/>
      <text:p text:style-name="P21"><text:span text:style-name="T9">N’hésitez pas régulièrement à manifester votre </text:span><text:span text:style-name="T14">étonnement</text:span><text:span text:style-name="T16"> par rapport à certaines idées, certains arguments, certains exemples. </text:span><text:span text:style-name="T19">N’hésitez surtout pas à </text:span><text:span text:style-name="T7">poser des questions</text:span><text:span text:style-name="T19">, quand elles ne sont pas u</text:span><text:span text:style-name="T20">niquement</text:span><text:span text:style-name="T19"> rhétoriques !</text:span><text:span text:style-name="T16"> La mauvaise copie est celle qui se contente de répéter et reformuler le texte </text:span><text:span text:style-name="T18">(c’est ce qu’on appelle faire de la paraphrase)</text:span><text:span text:style-name="T16">. La bonne copie est celle qui arrive à </text:span><text:span text:style-name="T14">penser avec l’auteur</text:span><text:span text:style-name="T16">, et donc </text:span><text:span text:style-name="T14">en définissant</text:span><text:span text:style-name="T16">, </text:span><text:span text:style-name="T14">en distinguant les concepts</text:span><text:span text:style-name="T16">, </text:span><text:span text:style-name="T14">en réfléchissant, en raisonnant</text:span><text:span text:style-name="T16">, en tirant les conséquences de ce que dit l’auteur et en s’interrogeant sur la solidité des raisons données. Un bonne lecture est donc une lecture </text:span><text:span text:style-name="T14">active </text:span><text:span text:style-name="T16">: on attend de vous que vous soyez capable de montrer que vous savez réfléchir par vous-même, et que vous sa</text:span><text:span text:style-name="T17">chi</text:span><text:span text:style-name="T16">ez structurer vos réponses de façon logique et rigoureuse.</text:span></text:p>
      <text:p text:style-name="P9"/>
      <text:p text:style-name="P18"><text:span text:style-name="T9"><text:tab/></text:span><text:span text:style-name="T10">3</text:span><text:span text:style-name="T8">. La conclusion</text:span></text:p>
      <text:p text:style-name="P10"/>
      <text:p text:style-name="P10">La conclusion se compose de deux parties <text:span text:style-name="T30">nécessaire, et d’une partie facultative</text:span> :</text:p>
      <text:p text:style-name="P10"/>
      <text:p text:style-name="P30"><text:span text:style-name="T15">1. La </text:span><text:span text:style-name="T13">synthèse</text:span><text:span text:style-name="T15"> </text:span><text:span text:style-name="T21">de votre argumentation. Reprenez les idées principales que vous avez développées, en suivant le mouvement de votre plan</text:span></text:p>
      <text:p text:style-name="P33"/>
      <text:p text:style-name="P29"><text:span text:style-name="T21">2. </text:span><text:span text:style-name="T15">Proposez une </text:span><text:span text:style-name="T13">réponse claire</text:span><text:span text:style-name="T15"> à la question. Attention, le fait que la réponse soit claire ne signifie pas qu’elle se contente de dire « oui » ou « non » : précisément, votre réponse sera d’autant meilleure qu’elle sera nuancée.</text:span></text:p>
      <text:p text:style-name="P11"/>
      <text:p text:style-name="P11"><text:span text:style-name="T30">3</text:span>. <text:span text:style-name="T1">L’ouverture </text:span><text:span text:style-name="T30">(facultatif)</text:span>. Il <text:span text:style-name="T30">s’agit d’identifier</text:span> les conséquences d<text:span text:style-name="T30">e votre réflexion</text:span>, expliquer pourquoi <text:span text:style-name="T30">le texte est</text:span> intéressant, dans quelle mesure il peut nous aider à comprendre notre monde actuel, <text:span text:style-name="T30">les questions auxquelles il implique de répondre, etc.</text:span></text:p>
      <text:p text:style-name="P11">L’idée générale ici d’éviter de terminer votre devoir sur une simple répétition du texte. <text:span text:style-name="T30">Vous pouvez</text:span> terminer sur quelque chose de plus personnel, une réflexion qui vous est propre, <text:span text:style-name="T24">qui vous semble intéressante</text:span> et qui a été <text:span text:style-name="T1">directement inspirée par le texte</text:span>.</text:p>
      <text:p text:style-name="P11"/>
      <text:p text:style-name="P13">III. Proposition de gestion du temps </text:p>
      <text:p text:style-name="P13"/>
      <text:p text:style-name="P12"><text:span text:style-name="T31">Lecture et travail du texte :</text:span> 30 minutes<text:tab/>(au brouillon)</text:p>
      <text:p text:style-name="P12"><text:span text:style-name="T31">Construction de votre plan :</text:span> 25 minutes<text:tab/>(au brouillon)</text:p>
      <text:p text:style-name="P12"><text:span text:style-name="T31">Rédaction de l’introduction :</text:span> 15 minutes<text:tab/>(au brouillon)</text:p>
      <text:p text:style-name="P12"><text:span text:style-name="T31">Rédaction finale :</text:span> 45 minutes<text:tab/><text:tab/><text:tab/>(au prop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4T22:36:57.089000000</meta:creation-date>
    <dc:date>2022-11-10T14:49:54.889000000</dc:date>
    <meta:editing-duration>PT33M40S</meta:editing-duration>
    <meta:editing-cycles>9</meta:editing-cycles>
    <meta:generator>LibreOffice/7.3.1.3$Windows_X86_64 LibreOffice_project/a69ca51ded25f3eefd52d7bf9a5fad8c90b87951</meta:generator>
    <meta:document-statistic meta:table-count="0" meta:image-count="0" meta:object-count="0" meta:page-count="2" meta:paragraph-count="43" meta:word-count="1110" meta:character-count="6855" meta:non-whitespace-character-count="5783"/>
  </office:meta>
</office:document-meta>
</file>